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Red Intensity</text:p>
          </table:table-cell>
          <table:table-cell table:style-name="ce1" office:value-type="string" calcext:value-type="string">
            <text:p>Green Intens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0.jpg</text:p>
          </table:table-cell>
          <table:table-cell office:value-type="float" office:value="166.480110917432" calcext:value-type="float">
            <text:p>166.480110917432</text:p>
          </table:table-cell>
          <table:table-cell office:value-type="float" office:value="143.929747900604" calcext:value-type="float">
            <text:p>143.929747900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0.jpg</text:p>
          </table:table-cell>
          <table:table-cell office:value-type="float" office:value="179.447480223496" calcext:value-type="float">
            <text:p>179.447480223496</text:p>
          </table:table-cell>
          <table:table-cell office:value-type="float" office:value="135.756231442743" calcext:value-type="float">
            <text:p>135.7562314427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1.jpg</text:p>
          </table:table-cell>
          <table:table-cell office:value-type="float" office:value="149.957810698433" calcext:value-type="float">
            <text:p>149.957810698433</text:p>
          </table:table-cell>
          <table:table-cell office:value-type="float" office:value="115.129453132945" calcext:value-type="float">
            <text:p>115.129453132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.jpg</text:p>
          </table:table-cell>
          <table:table-cell office:value-type="float" office:value="162.579732073672" calcext:value-type="float">
            <text:p>162.579732073672</text:p>
          </table:table-cell>
          <table:table-cell office:value-type="float" office:value="132.138692910251" calcext:value-type="float">
            <text:p>132.138692910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4.jpg</text:p>
          </table:table-cell>
          <table:table-cell office:value-type="float" office:value="156.300328140285" calcext:value-type="float">
            <text:p>156.300328140285</text:p>
          </table:table-cell>
          <table:table-cell office:value-type="float" office:value="124.139016896861" calcext:value-type="float">
            <text:p>124.139016896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3.jpg</text:p>
          </table:table-cell>
          <table:table-cell office:value-type="float" office:value="125.445328047186" calcext:value-type="float">
            <text:p>125.445328047186</text:p>
          </table:table-cell>
          <table:table-cell office:value-type="float" office:value="95.5187028504233" calcext:value-type="float">
            <text:p>95.51870285042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2.jpg</text:p>
          </table:table-cell>
          <table:table-cell office:value-type="float" office:value="174.764763090162" calcext:value-type="float">
            <text:p>174.764763090162</text:p>
          </table:table-cell>
          <table:table-cell office:value-type="float" office:value="137.041037158199" calcext:value-type="float">
            <text:p>137.0410371581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7.jpg</text:p>
          </table:table-cell>
          <table:table-cell office:value-type="float" office:value="153.167631703708" calcext:value-type="float">
            <text:p>153.167631703708</text:p>
          </table:table-cell>
          <table:table-cell office:value-type="float" office:value="122.630322110296" calcext:value-type="float">
            <text:p>122.6303221102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6.jpg</text:p>
          </table:table-cell>
          <table:table-cell office:value-type="float" office:value="147.984955104508" calcext:value-type="float">
            <text:p>147.984955104508</text:p>
          </table:table-cell>
          <table:table-cell office:value-type="float" office:value="129.668835553162" calcext:value-type="float">
            <text:p>129.6688355531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5.jpg</text:p>
          </table:table-cell>
          <table:table-cell office:value-type="float" office:value="106.822198382359" calcext:value-type="float">
            <text:p>106.822198382359</text:p>
          </table:table-cell>
          <table:table-cell office:value-type="float" office:value="99.4414760153944" calcext:value-type="float">
            <text:p>99.4414760153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9.jpg</text:p>
          </table:table-cell>
          <table:table-cell office:value-type="float" office:value="93.9350027285345" calcext:value-type="float">
            <text:p>93.9350027285345</text:p>
          </table:table-cell>
          <table:table-cell office:value-type="float" office:value="78.9940487870554" calcext:value-type="float">
            <text:p>78.9940487870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18.jpg</text:p>
          </table:table-cell>
          <table:table-cell office:value-type="float" office:value="142.688884337353" calcext:value-type="float">
            <text:p>142.688884337353</text:p>
          </table:table-cell>
          <table:table-cell office:value-type="float" office:value="115.789227660035" calcext:value-type="float">
            <text:p>115.7892276600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0.jpg</text:p>
          </table:table-cell>
          <table:table-cell office:value-type="float" office:value="94.255548951054" calcext:value-type="float">
            <text:p>94.255548951054</text:p>
          </table:table-cell>
          <table:table-cell office:value-type="float" office:value="84.8858372590332" calcext:value-type="float">
            <text:p>84.88583725903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.jpg</text:p>
          </table:table-cell>
          <table:table-cell office:value-type="float" office:value="150.131730492411" calcext:value-type="float">
            <text:p>150.131730492411</text:p>
          </table:table-cell>
          <table:table-cell office:value-type="float" office:value="121.427268729849" calcext:value-type="float">
            <text:p>121.4272687298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1.jpg</text:p>
          </table:table-cell>
          <table:table-cell office:value-type="float" office:value="137.801004616308" calcext:value-type="float">
            <text:p>137.801004616308</text:p>
          </table:table-cell>
          <table:table-cell office:value-type="float" office:value="132.179587984136" calcext:value-type="float">
            <text:p>132.179587984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2.jpg</text:p>
          </table:table-cell>
          <table:table-cell office:value-type="float" office:value="123.939027495893" calcext:value-type="float">
            <text:p>123.939027495893</text:p>
          </table:table-cell>
          <table:table-cell office:value-type="float" office:value="110.405594856319" calcext:value-type="float">
            <text:p>110.405594856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5.jpg</text:p>
          </table:table-cell>
          <table:table-cell office:value-type="float" office:value="124.967500504886" calcext:value-type="float">
            <text:p>124.967500504886</text:p>
          </table:table-cell>
          <table:table-cell office:value-type="float" office:value="104.952510036853" calcext:value-type="float">
            <text:p>104.9525100368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4.jpg</text:p>
          </table:table-cell>
          <table:table-cell office:value-type="float" office:value="131.025405591992" calcext:value-type="float">
            <text:p>131.025405591992</text:p>
          </table:table-cell>
          <table:table-cell office:value-type="float" office:value="105.445740263572" calcext:value-type="float">
            <text:p>105.4457402635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6.jpg</text:p>
          </table:table-cell>
          <table:table-cell office:value-type="float" office:value="132.276469720429" calcext:value-type="float">
            <text:p>132.276469720429</text:p>
          </table:table-cell>
          <table:table-cell office:value-type="float" office:value="106.392246665244" calcext:value-type="float">
            <text:p>106.392246665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3.jpg</text:p>
          </table:table-cell>
          <table:table-cell office:value-type="float" office:value="126.485312463745" calcext:value-type="float">
            <text:p>126.485312463745</text:p>
          </table:table-cell>
          <table:table-cell office:value-type="float" office:value="111.407121116852" calcext:value-type="float">
            <text:p>111.407121116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9.jpg</text:p>
          </table:table-cell>
          <table:table-cell office:value-type="float" office:value="130.105835626209" calcext:value-type="float">
            <text:p>130.105835626209</text:p>
          </table:table-cell>
          <table:table-cell office:value-type="float" office:value="118.384277339414" calcext:value-type="float">
            <text:p>118.384277339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7.jpg</text:p>
          </table:table-cell>
          <table:table-cell office:value-type="float" office:value="98.9284665636365" calcext:value-type="float">
            <text:p>98.9284665636365</text:p>
          </table:table-cell>
          <table:table-cell office:value-type="float" office:value="81.7502639015608" calcext:value-type="float">
            <text:p>81.7502639015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28.jpg</text:p>
          </table:table-cell>
          <table:table-cell office:value-type="float" office:value="113.016595505151" calcext:value-type="float">
            <text:p>113.016595505151</text:p>
          </table:table-cell>
          <table:table-cell office:value-type="float" office:value="97.9191084782226" calcext:value-type="float">
            <text:p>97.9191084782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.jpg</text:p>
          </table:table-cell>
          <table:table-cell office:value-type="float" office:value="153.095961912237" calcext:value-type="float">
            <text:p>153.095961912237</text:p>
          </table:table-cell>
          <table:table-cell office:value-type="float" office:value="116.888568658091" calcext:value-type="float">
            <text:p>116.888568658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0.jpg</text:p>
          </table:table-cell>
          <table:table-cell office:value-type="float" office:value="165.319685695748" calcext:value-type="float">
            <text:p>165.319685695748</text:p>
          </table:table-cell>
          <table:table-cell office:value-type="float" office:value="131.238267086999" calcext:value-type="float">
            <text:p>131.238267086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1.jpg</text:p>
          </table:table-cell>
          <table:table-cell office:value-type="float" office:value="126.97919496059" calcext:value-type="float">
            <text:p>126.97919496059</text:p>
          </table:table-cell>
          <table:table-cell office:value-type="float" office:value="100.979266002747" calcext:value-type="float">
            <text:p>100.979266002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3.jpg</text:p>
          </table:table-cell>
          <table:table-cell office:value-type="float" office:value="140.008698080859" calcext:value-type="float">
            <text:p>140.008698080859</text:p>
          </table:table-cell>
          <table:table-cell office:value-type="float" office:value="131.304802650331" calcext:value-type="float">
            <text:p>131.304802650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4.jpg</text:p>
          </table:table-cell>
          <table:table-cell office:value-type="float" office:value="99.9384537158915" calcext:value-type="float">
            <text:p>99.9384537158915</text:p>
          </table:table-cell>
          <table:table-cell office:value-type="float" office:value="85.7140315421448" calcext:value-type="float">
            <text:p>85.7140315421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2.jpg</text:p>
          </table:table-cell>
          <table:table-cell office:value-type="float" office:value="99.1389719225927" calcext:value-type="float">
            <text:p>99.1389719225927</text:p>
          </table:table-cell>
          <table:table-cell office:value-type="float" office:value="78.5346924920185" calcext:value-type="float">
            <text:p>78.5346924920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6.jpg</text:p>
          </table:table-cell>
          <table:table-cell office:value-type="float" office:value="120.214798539625" calcext:value-type="float">
            <text:p>120.214798539625</text:p>
          </table:table-cell>
          <table:table-cell office:value-type="float" office:value="105.540010054757" calcext:value-type="float">
            <text:p>105.540010054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7.jpg</text:p>
          </table:table-cell>
          <table:table-cell office:value-type="float" office:value="106.890090908179" calcext:value-type="float">
            <text:p>106.890090908179</text:p>
          </table:table-cell>
          <table:table-cell office:value-type="float" office:value="82.039106129248" calcext:value-type="float">
            <text:p>82.03910612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5.jpg</text:p>
          </table:table-cell>
          <table:table-cell office:value-type="float" office:value="91.943811096613" calcext:value-type="float">
            <text:p>91.943811096613</text:p>
          </table:table-cell>
          <table:table-cell office:value-type="float" office:value="80.6027064770109" calcext:value-type="float">
            <text:p>80.60270647701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9.jpg</text:p>
          </table:table-cell>
          <table:table-cell office:value-type="float" office:value="89.8634417919811" calcext:value-type="float">
            <text:p>89.8634417919811</text:p>
          </table:table-cell>
          <table:table-cell office:value-type="float" office:value="72.4978230448726" calcext:value-type="float">
            <text:p>72.49782304487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38.jpg</text:p>
          </table:table-cell>
          <table:table-cell office:value-type="float" office:value="112.638398572282" calcext:value-type="float">
            <text:p>112.638398572282</text:p>
          </table:table-cell>
          <table:table-cell office:value-type="float" office:value="88.1593624539336" calcext:value-type="float">
            <text:p>88.15936245393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.jpg</text:p>
          </table:table-cell>
          <table:table-cell office:value-type="float" office:value="146.2944313548" calcext:value-type="float">
            <text:p>146.2944313548</text:p>
          </table:table-cell>
          <table:table-cell office:value-type="float" office:value="116.668199324813" calcext:value-type="float">
            <text:p>116.668199324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1.jpg</text:p>
          </table:table-cell>
          <table:table-cell office:value-type="float" office:value="91.1290320362888" calcext:value-type="float">
            <text:p>91.1290320362888</text:p>
          </table:table-cell>
          <table:table-cell office:value-type="float" office:value="80.5120429346713" calcext:value-type="float">
            <text:p>80.5120429346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2.jpg</text:p>
          </table:table-cell>
          <table:table-cell office:value-type="float" office:value="87.2292080661494" calcext:value-type="float">
            <text:p>87.2292080661494</text:p>
          </table:table-cell>
          <table:table-cell office:value-type="float" office:value="78.1143455026447" calcext:value-type="float">
            <text:p>78.1143455026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0.jpg</text:p>
          </table:table-cell>
          <table:table-cell office:value-type="float" office:value="115.426517344456" calcext:value-type="float">
            <text:p>115.426517344456</text:p>
          </table:table-cell>
          <table:table-cell office:value-type="float" office:value="94.5053088256989" calcext:value-type="float">
            <text:p>94.50530882569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5.jpg</text:p>
          </table:table-cell>
          <table:table-cell office:value-type="float" office:value="126.43597712328" calcext:value-type="float">
            <text:p>126.43597712328</text:p>
          </table:table-cell>
          <table:table-cell office:value-type="float" office:value="105.984357834761" calcext:value-type="float">
            <text:p>105.9843578347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3.jpg</text:p>
          </table:table-cell>
          <table:table-cell office:value-type="float" office:value="144.30562364558" calcext:value-type="float">
            <text:p>144.30562364558</text:p>
          </table:table-cell>
          <table:table-cell office:value-type="float" office:value="128.088434594666" calcext:value-type="float">
            <text:p>128.088434594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4.jpg</text:p>
          </table:table-cell>
          <table:table-cell office:value-type="float" office:value="110.463853148987" calcext:value-type="float">
            <text:p>110.463853148987</text:p>
          </table:table-cell>
          <table:table-cell office:value-type="float" office:value="100.424612956313" calcext:value-type="float">
            <text:p>100.424612956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7.jpg</text:p>
          </table:table-cell>
          <table:table-cell office:value-type="float" office:value="126.973612994986" calcext:value-type="float">
            <text:p>126.973612994986</text:p>
          </table:table-cell>
          <table:table-cell office:value-type="float" office:value="115.119227645712" calcext:value-type="float">
            <text:p>115.119227645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6.jpg</text:p>
          </table:table-cell>
          <table:table-cell office:value-type="float" office:value="134.877749625095" calcext:value-type="float">
            <text:p>134.877749625095</text:p>
          </table:table-cell>
          <table:table-cell office:value-type="float" office:value="106.845967713058" calcext:value-type="float">
            <text:p>106.845967713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8.jpg</text:p>
          </table:table-cell>
          <table:table-cell office:value-type="float" office:value="133.949211159921" calcext:value-type="float">
            <text:p>133.949211159921</text:p>
          </table:table-cell>
          <table:table-cell office:value-type="float" office:value="112.201473551836" calcext:value-type="float">
            <text:p>112.20147355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49.jpg</text:p>
          </table:table-cell>
          <table:table-cell office:value-type="float" office:value="111.305036974865" calcext:value-type="float">
            <text:p>111.305036974865</text:p>
          </table:table-cell>
          <table:table-cell office:value-type="float" office:value="98.6143705679219" calcext:value-type="float">
            <text:p>98.6143705679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.jpg</text:p>
          </table:table-cell>
          <table:table-cell office:value-type="float" office:value="140.545879912973" calcext:value-type="float">
            <text:p>140.545879912973</text:p>
          </table:table-cell>
          <table:table-cell office:value-type="float" office:value="119.269448578226" calcext:value-type="float">
            <text:p>119.269448578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0.jpg</text:p>
          </table:table-cell>
          <table:table-cell office:value-type="float" office:value="128.525314354383" calcext:value-type="float">
            <text:p>128.525314354383</text:p>
          </table:table-cell>
          <table:table-cell office:value-type="float" office:value="110.214970988732" calcext:value-type="float">
            <text:p>110.2149709887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1.jpg</text:p>
          </table:table-cell>
          <table:table-cell office:value-type="float" office:value="112.306096591552" calcext:value-type="float">
            <text:p>112.306096591552</text:p>
          </table:table-cell>
          <table:table-cell office:value-type="float" office:value="94.7375238657246" calcext:value-type="float">
            <text:p>94.73752386572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3.jpg</text:p>
          </table:table-cell>
          <table:table-cell office:value-type="float" office:value="135.15834380107" calcext:value-type="float">
            <text:p>135.15834380107</text:p>
          </table:table-cell>
          <table:table-cell office:value-type="float" office:value="117.657441880784" calcext:value-type="float">
            <text:p>117.657441880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4.jpg</text:p>
          </table:table-cell>
          <table:table-cell office:value-type="float" office:value="116.940654017534" calcext:value-type="float">
            <text:p>116.940654017534</text:p>
          </table:table-cell>
          <table:table-cell office:value-type="float" office:value="104.97716281115" calcext:value-type="float">
            <text:p>104.977162811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2.jpg</text:p>
          </table:table-cell>
          <table:table-cell office:value-type="float" office:value="106.688442902015" calcext:value-type="float">
            <text:p>106.688442902015</text:p>
          </table:table-cell>
          <table:table-cell office:value-type="float" office:value="90.1811752607147" calcext:value-type="float">
            <text:p>90.18117526071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7.jpg</text:p>
          </table:table-cell>
          <table:table-cell office:value-type="float" office:value="99.5644829319786" calcext:value-type="float">
            <text:p>99.5644829319786</text:p>
          </table:table-cell>
          <table:table-cell office:value-type="float" office:value="87.5186217821555" calcext:value-type="float">
            <text:p>87.5186217821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5.jpg</text:p>
          </table:table-cell>
          <table:table-cell office:value-type="float" office:value="115.980852706405" calcext:value-type="float">
            <text:p>115.980852706405</text:p>
          </table:table-cell>
          <table:table-cell office:value-type="float" office:value="94.6769887865112" calcext:value-type="float">
            <text:p>94.6769887865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6.jpg</text:p>
          </table:table-cell>
          <table:table-cell office:value-type="float" office:value="139.280350684712" calcext:value-type="float">
            <text:p>139.280350684712</text:p>
          </table:table-cell>
          <table:table-cell office:value-type="float" office:value="118.004061434278" calcext:value-type="float">
            <text:p>118.004061434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9.jpg</text:p>
          </table:table-cell>
          <table:table-cell office:value-type="float" office:value="128.706326905641" calcext:value-type="float">
            <text:p>128.706326905641</text:p>
          </table:table-cell>
          <table:table-cell office:value-type="float" office:value="113.313673180297" calcext:value-type="float">
            <text:p>113.3136731802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58.jpg</text:p>
          </table:table-cell>
          <table:table-cell office:value-type="float" office:value="114.566430575628" calcext:value-type="float">
            <text:p>114.566430575628</text:p>
          </table:table-cell>
          <table:table-cell office:value-type="float" office:value="108.449135677629" calcext:value-type="float">
            <text:p>108.4491356776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.jpg</text:p>
          </table:table-cell>
          <table:table-cell office:value-type="float" office:value="154.215398101055" calcext:value-type="float">
            <text:p>154.215398101055</text:p>
          </table:table-cell>
          <table:table-cell office:value-type="float" office:value="122.558551771256" calcext:value-type="float">
            <text:p>122.558551771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1.jpg</text:p>
          </table:table-cell>
          <table:table-cell office:value-type="float" office:value="113.057275733804" calcext:value-type="float">
            <text:p>113.057275733804</text:p>
          </table:table-cell>
          <table:table-cell office:value-type="float" office:value="101.664819666073" calcext:value-type="float">
            <text:p>101.6648196660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0.jpg</text:p>
          </table:table-cell>
          <table:table-cell office:value-type="float" office:value="82.4064361902498" calcext:value-type="float">
            <text:p>82.4064361902498</text:p>
          </table:table-cell>
          <table:table-cell office:value-type="float" office:value="71.3469633058666" calcext:value-type="float">
            <text:p>71.3469633058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2.jpg</text:p>
          </table:table-cell>
          <table:table-cell office:value-type="float" office:value="110.119423011643" calcext:value-type="float">
            <text:p>110.119423011643</text:p>
          </table:table-cell>
          <table:table-cell office:value-type="float" office:value="100.008796909666" calcext:value-type="float">
            <text:p>100.008796909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4.jpg</text:p>
          </table:table-cell>
          <table:table-cell office:value-type="float" office:value="105.716251896009" calcext:value-type="float">
            <text:p>105.716251896009</text:p>
          </table:table-cell>
          <table:table-cell office:value-type="float" office:value="92.2114604176305" calcext:value-type="float">
            <text:p>92.21146041763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5.jpg</text:p>
          </table:table-cell>
          <table:table-cell office:value-type="float" office:value="129.069491547272" calcext:value-type="float">
            <text:p>129.069491547272</text:p>
          </table:table-cell>
          <table:table-cell office:value-type="float" office:value="113.128678257806" calcext:value-type="float">
            <text:p>113.128678257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3.jpg</text:p>
          </table:table-cell>
          <table:table-cell office:value-type="float" office:value="87.005767878346" calcext:value-type="float">
            <text:p>87.005767878346</text:p>
          </table:table-cell>
          <table:table-cell office:value-type="float" office:value="82.7089368455277" calcext:value-type="float">
            <text:p>82.7089368455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6.jpg</text:p>
          </table:table-cell>
          <table:table-cell office:value-type="float" office:value="131.54018823307" calcext:value-type="float">
            <text:p>131.54018823307</text:p>
          </table:table-cell>
          <table:table-cell office:value-type="float" office:value="118.997468836699" calcext:value-type="float">
            <text:p>118.997468836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7.jpg</text:p>
          </table:table-cell>
          <table:table-cell office:value-type="float" office:value="94.2673339282159" calcext:value-type="float">
            <text:p>94.2673339282159</text:p>
          </table:table-cell>
          <table:table-cell office:value-type="float" office:value="80.3890231273732" calcext:value-type="float">
            <text:p>80.38902312737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7.jpg</text:p>
          </table:table-cell>
          <table:table-cell office:value-type="float" office:value="170.982668005391" calcext:value-type="float">
            <text:p>170.982668005391</text:p>
          </table:table-cell>
          <table:table-cell office:value-type="float" office:value="143.640406945517" calcext:value-type="float">
            <text:p>143.640406945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9.jpg</text:p>
          </table:table-cell>
          <table:table-cell office:value-type="float" office:value="101.062651447985" calcext:value-type="float">
            <text:p>101.062651447985</text:p>
          </table:table-cell>
          <table:table-cell office:value-type="float" office:value="88.660036924734" calcext:value-type="float">
            <text:p>88.660036924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68.jpg</text:p>
          </table:table-cell>
          <table:table-cell office:value-type="float" office:value="79.6722736498051" calcext:value-type="float">
            <text:p>79.6722736498051</text:p>
          </table:table-cell>
          <table:table-cell office:value-type="float" office:value="62.9924116663826" calcext:value-type="float">
            <text:p>62.9924116663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70.jpg</text:p>
          </table:table-cell>
          <table:table-cell office:value-type="float" office:value="116.998147461174" calcext:value-type="float">
            <text:p>116.998147461174</text:p>
          </table:table-cell>
          <table:table-cell office:value-type="float" office:value="103.07778228157" calcext:value-type="float">
            <text:p>103.077782281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71.jpg</text:p>
          </table:table-cell>
          <table:table-cell office:value-type="float" office:value="147.784977161952" calcext:value-type="float">
            <text:p>147.784977161952</text:p>
          </table:table-cell>
          <table:table-cell office:value-type="float" office:value="110.656729453992" calcext:value-type="float">
            <text:p>110.6567294539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72.jpg</text:p>
          </table:table-cell>
          <table:table-cell office:value-type="float" office:value="133.863768929655" calcext:value-type="float">
            <text:p>133.863768929655</text:p>
          </table:table-cell>
          <table:table-cell office:value-type="float" office:value="108.377491381125" calcext:value-type="float">
            <text:p>108.377491381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9.jpg</text:p>
          </table:table-cell>
          <table:table-cell office:value-type="float" office:value="146.861496153554" calcext:value-type="float">
            <text:p>146.861496153554</text:p>
          </table:table-cell>
          <table:table-cell office:value-type="float" office:value="106.89083971543" calcext:value-type="float">
            <text:p>106.890839715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emia_train.8.jpg</text:p>
          </table:table-cell>
          <table:table-cell office:value-type="float" office:value="146.724994664677" calcext:value-type="float">
            <text:p>146.724994664677</text:p>
          </table:table-cell>
          <table:table-cell office:value-type="float" office:value="117.010903252327" calcext:value-type="float">
            <text:p>117.010903252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0.jpg</text:p>
          </table:table-cell>
          <table:table-cell office:value-type="float" office:value="170.674942886976" calcext:value-type="float">
            <text:p>170.674942886976</text:p>
          </table:table-cell>
          <table:table-cell office:value-type="float" office:value="133.735618045281" calcext:value-type="float">
            <text:p>133.735618045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.jpg</text:p>
          </table:table-cell>
          <table:table-cell office:value-type="float" office:value="163.252068458285" calcext:value-type="float">
            <text:p>163.252068458285</text:p>
          </table:table-cell>
          <table:table-cell office:value-type="float" office:value="139.729601232925" calcext:value-type="float">
            <text:p>139.729601232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00.jpg</text:p>
          </table:table-cell>
          <table:table-cell office:value-type="float" office:value="142.720402705904" calcext:value-type="float">
            <text:p>142.720402705904</text:p>
          </table:table-cell>
          <table:table-cell office:value-type="float" office:value="112.138280407404" calcext:value-type="float">
            <text:p>112.138280407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0.jpg</text:p>
          </table:table-cell>
          <table:table-cell office:value-type="float" office:value="129.114238080028" calcext:value-type="float">
            <text:p>129.114238080028</text:p>
          </table:table-cell>
          <table:table-cell office:value-type="float" office:value="109.110378313809" calcext:value-type="float">
            <text:p>109.110378313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1.jpg</text:p>
          </table:table-cell>
          <table:table-cell office:value-type="float" office:value="94.1362989614381" calcext:value-type="float">
            <text:p>94.1362989614381</text:p>
          </table:table-cell>
          <table:table-cell office:value-type="float" office:value="74.167946237129" calcext:value-type="float">
            <text:p>74.167946237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2.jpg</text:p>
          </table:table-cell>
          <table:table-cell office:value-type="float" office:value="144.371840092126" calcext:value-type="float">
            <text:p>144.371840092126</text:p>
          </table:table-cell>
          <table:table-cell office:value-type="float" office:value="119.649270313975" calcext:value-type="float">
            <text:p>119.6492703139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01.jpg</text:p>
          </table:table-cell>
          <table:table-cell office:value-type="float" office:value="149.096476394954" calcext:value-type="float">
            <text:p>149.096476394954</text:p>
          </table:table-cell>
          <table:table-cell office:value-type="float" office:value="110.499473056259" calcext:value-type="float">
            <text:p>110.4994730562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3.jpg</text:p>
          </table:table-cell>
          <table:table-cell office:value-type="float" office:value="125.524668386383" calcext:value-type="float">
            <text:p>125.524668386383</text:p>
          </table:table-cell>
          <table:table-cell office:value-type="float" office:value="110.2147936698" calcext:value-type="float">
            <text:p>110.21479366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4.jpg</text:p>
          </table:table-cell>
          <table:table-cell office:value-type="float" office:value="133.896818715025" calcext:value-type="float">
            <text:p>133.896818715025</text:p>
          </table:table-cell>
          <table:table-cell office:value-type="float" office:value="114.511678557157" calcext:value-type="float">
            <text:p>114.5116785571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6.jpg</text:p>
          </table:table-cell>
          <table:table-cell office:value-type="float" office:value="111.04494447683" calcext:value-type="float">
            <text:p>111.04494447683</text:p>
          </table:table-cell>
          <table:table-cell office:value-type="float" office:value="91.0515783246942" calcext:value-type="float">
            <text:p>91.05157832469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7.jpg</text:p>
          </table:table-cell>
          <table:table-cell office:value-type="float" office:value="134.827875452786" calcext:value-type="float">
            <text:p>134.827875452786</text:p>
          </table:table-cell>
          <table:table-cell office:value-type="float" office:value="107.774352635507" calcext:value-type="float">
            <text:p>107.77435263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5.jpg</text:p>
          </table:table-cell>
          <table:table-cell office:value-type="float" office:value="73.4815741566967" calcext:value-type="float">
            <text:p>73.4815741566967</text:p>
          </table:table-cell>
          <table:table-cell office:value-type="float" office:value="55.7986361624631" calcext:value-type="float">
            <text:p>55.7986361624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0.jpg</text:p>
          </table:table-cell>
          <table:table-cell office:value-type="float" office:value="109.14691059717" calcext:value-type="float">
            <text:p>109.14691059717</text:p>
          </table:table-cell>
          <table:table-cell office:value-type="float" office:value="87.8625577754638" calcext:value-type="float">
            <text:p>87.8625577754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9.jpg</text:p>
          </table:table-cell>
          <table:table-cell office:value-type="float" office:value="103.493031709724" calcext:value-type="float">
            <text:p>103.493031709724</text:p>
          </table:table-cell>
          <table:table-cell office:value-type="float" office:value="83.6334024180115" calcext:value-type="float">
            <text:p>83.63340241801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.jpg</text:p>
          </table:table-cell>
          <table:table-cell office:value-type="float" office:value="143.690998987363" calcext:value-type="float">
            <text:p>143.690998987363</text:p>
          </table:table-cell>
          <table:table-cell office:value-type="float" office:value="105.989088440324" calcext:value-type="float">
            <text:p>105.9890884403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18.jpg</text:p>
          </table:table-cell>
          <table:table-cell office:value-type="float" office:value="92.861383288192" calcext:value-type="float">
            <text:p>92.861383288192</text:p>
          </table:table-cell>
          <table:table-cell office:value-type="float" office:value="66.1020053654016" calcext:value-type="float">
            <text:p>66.1020053654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1.jpg</text:p>
          </table:table-cell>
          <table:table-cell office:value-type="float" office:value="118.639848347912" calcext:value-type="float">
            <text:p>118.639848347912</text:p>
          </table:table-cell>
          <table:table-cell office:value-type="float" office:value="97.8742516582471" calcext:value-type="float">
            <text:p>97.87425165824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3.jpg</text:p>
          </table:table-cell>
          <table:table-cell office:value-type="float" office:value="107.67663701325" calcext:value-type="float">
            <text:p>107.67663701325</text:p>
          </table:table-cell>
          <table:table-cell office:value-type="float" office:value="93.7536206434758" calcext:value-type="float">
            <text:p>93.75362064347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2.jpg</text:p>
          </table:table-cell>
          <table:table-cell office:value-type="float" office:value="113.120877370638" calcext:value-type="float">
            <text:p>113.120877370638</text:p>
          </table:table-cell>
          <table:table-cell office:value-type="float" office:value="92.5254088862853" calcext:value-type="float">
            <text:p>92.52540888628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5.jpg</text:p>
          </table:table-cell>
          <table:table-cell office:value-type="float" office:value="132.046426908936" calcext:value-type="float">
            <text:p>132.046426908936</text:p>
          </table:table-cell>
          <table:table-cell office:value-type="float" office:value="114.282391141501" calcext:value-type="float">
            <text:p>114.2823911415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6.jpg</text:p>
          </table:table-cell>
          <table:table-cell office:value-type="float" office:value="89.2550138431945" calcext:value-type="float">
            <text:p>89.2550138431945</text:p>
          </table:table-cell>
          <table:table-cell office:value-type="float" office:value="79.6950200307372" calcext:value-type="float">
            <text:p>79.6950200307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4.jpg</text:p>
          </table:table-cell>
          <table:table-cell office:value-type="float" office:value="108.965654841108" calcext:value-type="float">
            <text:p>108.965654841108</text:p>
          </table:table-cell>
          <table:table-cell office:value-type="float" office:value="89.8972037176819" calcext:value-type="float">
            <text:p>89.8972037176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7.jpg</text:p>
          </table:table-cell>
          <table:table-cell office:value-type="float" office:value="140.507307745744" calcext:value-type="float">
            <text:p>140.507307745744</text:p>
          </table:table-cell>
          <table:table-cell office:value-type="float" office:value="99.4545881631735" calcext:value-type="float">
            <text:p>99.4545881631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9.jpg</text:p>
          </table:table-cell>
          <table:table-cell office:value-type="float" office:value="115.138583482412" calcext:value-type="float">
            <text:p>115.138583482412</text:p>
          </table:table-cell>
          <table:table-cell office:value-type="float" office:value="99.240651009701" calcext:value-type="float">
            <text:p>99.240651009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28.jpg</text:p>
          </table:table-cell>
          <table:table-cell office:value-type="float" office:value="125.838136174638" calcext:value-type="float">
            <text:p>125.838136174638</text:p>
          </table:table-cell>
          <table:table-cell office:value-type="float" office:value="99.5673567018106" calcext:value-type="float">
            <text:p>99.5673567018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.jpg</text:p>
          </table:table-cell>
          <table:table-cell office:value-type="float" office:value="155.311623556777" calcext:value-type="float">
            <text:p>155.311623556777</text:p>
          </table:table-cell>
          <table:table-cell office:value-type="float" office:value="122.359914176491" calcext:value-type="float">
            <text:p>122.359914176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1.jpg</text:p>
          </table:table-cell>
          <table:table-cell office:value-type="float" office:value="84.7318109877581" calcext:value-type="float">
            <text:p>84.7318109877581</text:p>
          </table:table-cell>
          <table:table-cell office:value-type="float" office:value="62.8747286146636" calcext:value-type="float">
            <text:p>62.8747286146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0.jpg</text:p>
          </table:table-cell>
          <table:table-cell office:value-type="float" office:value="102.149093997654" calcext:value-type="float">
            <text:p>102.149093997654</text:p>
          </table:table-cell>
          <table:table-cell office:value-type="float" office:value="80.6573430519768" calcext:value-type="float">
            <text:p>80.65734305197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3.jpg</text:p>
          </table:table-cell>
          <table:table-cell office:value-type="float" office:value="84.9924764064127" calcext:value-type="float">
            <text:p>84.9924764064127</text:p>
          </table:table-cell>
          <table:table-cell office:value-type="float" office:value="71.0178946026581" calcext:value-type="float">
            <text:p>71.01789460265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2.jpg</text:p>
          </table:table-cell>
          <table:table-cell office:value-type="float" office:value="108.3051435381" calcext:value-type="float">
            <text:p>108.3051435381</text:p>
          </table:table-cell>
          <table:table-cell office:value-type="float" office:value="83.8020633736144" calcext:value-type="float">
            <text:p>83.8020633736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4.jpg</text:p>
          </table:table-cell>
          <table:table-cell office:value-type="float" office:value="128.975967985196" calcext:value-type="float">
            <text:p>128.975967985196</text:p>
          </table:table-cell>
          <table:table-cell office:value-type="float" office:value="101.786706236384" calcext:value-type="float">
            <text:p>101.786706236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5.jpg</text:p>
          </table:table-cell>
          <table:table-cell office:value-type="float" office:value="139.633600075626" calcext:value-type="float">
            <text:p>139.633600075626</text:p>
          </table:table-cell>
          <table:table-cell office:value-type="float" office:value="109.620513995735" calcext:value-type="float">
            <text:p>109.620513995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6.jpg</text:p>
          </table:table-cell>
          <table:table-cell office:value-type="float" office:value="150.338067280933" calcext:value-type="float">
            <text:p>150.338067280933</text:p>
          </table:table-cell>
          <table:table-cell office:value-type="float" office:value="104.377702502374" calcext:value-type="float">
            <text:p>104.3777025023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7.jpg</text:p>
          </table:table-cell>
          <table:table-cell office:value-type="float" office:value="111.040563066386" calcext:value-type="float">
            <text:p>111.040563066386</text:p>
          </table:table-cell>
          <table:table-cell office:value-type="float" office:value="78.7594481055664" calcext:value-type="float">
            <text:p>78.7594481055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8.jpg</text:p>
          </table:table-cell>
          <table:table-cell office:value-type="float" office:value="176.117544404929" calcext:value-type="float">
            <text:p>176.117544404929</text:p>
          </table:table-cell>
          <table:table-cell office:value-type="float" office:value="120.41732426018" calcext:value-type="float">
            <text:p>120.41732426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39.jpg</text:p>
          </table:table-cell>
          <table:table-cell office:value-type="float" office:value="131.410992341484" calcext:value-type="float">
            <text:p>131.410992341484</text:p>
          </table:table-cell>
          <table:table-cell office:value-type="float" office:value="99.4334591371529" calcext:value-type="float">
            <text:p>99.43345913715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.jpg</text:p>
          </table:table-cell>
          <table:table-cell office:value-type="float" office:value="148.588424425325" calcext:value-type="float">
            <text:p>148.588424425325</text:p>
          </table:table-cell>
          <table:table-cell office:value-type="float" office:value="125.119645877765" calcext:value-type="float">
            <text:p>125.1196458777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0.jpg</text:p>
          </table:table-cell>
          <table:table-cell office:value-type="float" office:value="130.135040254835" calcext:value-type="float">
            <text:p>130.135040254835</text:p>
          </table:table-cell>
          <table:table-cell office:value-type="float" office:value="99.3471944793369" calcext:value-type="float">
            <text:p>99.34719447933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1.jpg</text:p>
          </table:table-cell>
          <table:table-cell office:value-type="float" office:value="137.450329071281" calcext:value-type="float">
            <text:p>137.450329071281</text:p>
          </table:table-cell>
          <table:table-cell office:value-type="float" office:value="103.774442584044" calcext:value-type="float">
            <text:p>103.774442584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2.jpg</text:p>
          </table:table-cell>
          <table:table-cell office:value-type="float" office:value="158.20567019538" calcext:value-type="float">
            <text:p>158.20567019538</text:p>
          </table:table-cell>
          <table:table-cell office:value-type="float" office:value="109.206091578497" calcext:value-type="float">
            <text:p>109.2060915784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3.jpg</text:p>
          </table:table-cell>
          <table:table-cell office:value-type="float" office:value="161.178467351402" calcext:value-type="float">
            <text:p>161.178467351402</text:p>
          </table:table-cell>
          <table:table-cell office:value-type="float" office:value="99.3661157557468" calcext:value-type="float">
            <text:p>99.3661157557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4.jpg</text:p>
          </table:table-cell>
          <table:table-cell office:value-type="float" office:value="128.066176055642" calcext:value-type="float">
            <text:p>128.066176055642</text:p>
          </table:table-cell>
          <table:table-cell office:value-type="float" office:value="99.3918934596814" calcext:value-type="float">
            <text:p>99.3918934596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5.jpg</text:p>
          </table:table-cell>
          <table:table-cell office:value-type="float" office:value="166.852018900651" calcext:value-type="float">
            <text:p>166.852018900651</text:p>
          </table:table-cell>
          <table:table-cell office:value-type="float" office:value="121.688006336502" calcext:value-type="float">
            <text:p>121.688006336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8.jpg</text:p>
          </table:table-cell>
          <table:table-cell office:value-type="float" office:value="153.42242124848" calcext:value-type="float">
            <text:p>153.42242124848</text:p>
          </table:table-cell>
          <table:table-cell office:value-type="float" office:value="105.604264534638" calcext:value-type="float">
            <text:p>105.604264534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7.jpg</text:p>
          </table:table-cell>
          <table:table-cell office:value-type="float" office:value="123.470475824898" calcext:value-type="float">
            <text:p>123.470475824898</text:p>
          </table:table-cell>
          <table:table-cell office:value-type="float" office:value="87.1118679074218" calcext:value-type="float">
            <text:p>87.1118679074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6.jpg</text:p>
          </table:table-cell>
          <table:table-cell office:value-type="float" office:value="145.432959550372" calcext:value-type="float">
            <text:p>145.432959550372</text:p>
          </table:table-cell>
          <table:table-cell office:value-type="float" office:value="111.710212739749" calcext:value-type="float">
            <text:p>111.7102127397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49.jpg</text:p>
          </table:table-cell>
          <table:table-cell office:value-type="float" office:value="134.273779858116" calcext:value-type="float">
            <text:p>134.273779858116</text:p>
          </table:table-cell>
          <table:table-cell office:value-type="float" office:value="100.346084445635" calcext:value-type="float">
            <text:p>100.3460844456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.jpg</text:p>
          </table:table-cell>
          <table:table-cell office:value-type="float" office:value="137.363470867703" calcext:value-type="float">
            <text:p>137.363470867703</text:p>
          </table:table-cell>
          <table:table-cell office:value-type="float" office:value="110.834282710545" calcext:value-type="float">
            <text:p>110.8342827105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0.jpg</text:p>
          </table:table-cell>
          <table:table-cell office:value-type="float" office:value="166.687447452437" calcext:value-type="float">
            <text:p>166.687447452437</text:p>
          </table:table-cell>
          <table:table-cell office:value-type="float" office:value="115.579338190745" calcext:value-type="float">
            <text:p>115.5793381907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1.jpg</text:p>
          </table:table-cell>
          <table:table-cell office:value-type="float" office:value="174.915229232702" calcext:value-type="float">
            <text:p>174.915229232702</text:p>
          </table:table-cell>
          <table:table-cell office:value-type="float" office:value="117.931831899361" calcext:value-type="float">
            <text:p>117.9318318993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2.jpg</text:p>
          </table:table-cell>
          <table:table-cell office:value-type="float" office:value="147.557570071773" calcext:value-type="float">
            <text:p>147.557570071773</text:p>
          </table:table-cell>
          <table:table-cell office:value-type="float" office:value="110.504473220974" calcext:value-type="float">
            <text:p>110.5044732209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3.jpg</text:p>
          </table:table-cell>
          <table:table-cell office:value-type="float" office:value="131.679350651769" calcext:value-type="float">
            <text:p>131.679350651769</text:p>
          </table:table-cell>
          <table:table-cell office:value-type="float" office:value="95.3385522582382" calcext:value-type="float">
            <text:p>95.3385522582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4.jpg</text:p>
          </table:table-cell>
          <table:table-cell office:value-type="float" office:value="144.086971641862" calcext:value-type="float">
            <text:p>144.086971641862</text:p>
          </table:table-cell>
          <table:table-cell office:value-type="float" office:value="102.558972581451" calcext:value-type="float">
            <text:p>102.5589725814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5.jpg</text:p>
          </table:table-cell>
          <table:table-cell office:value-type="float" office:value="167.839509751825" calcext:value-type="float">
            <text:p>167.839509751825</text:p>
          </table:table-cell>
          <table:table-cell office:value-type="float" office:value="133.603155073857" calcext:value-type="float">
            <text:p>133.603155073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6.jpg</text:p>
          </table:table-cell>
          <table:table-cell office:value-type="float" office:value="135.109089528873" calcext:value-type="float">
            <text:p>135.109089528873</text:p>
          </table:table-cell>
          <table:table-cell office:value-type="float" office:value="105.713724170232" calcext:value-type="float">
            <text:p>105.713724170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7.jpg</text:p>
          </table:table-cell>
          <table:table-cell office:value-type="float" office:value="152.011563543342" calcext:value-type="float">
            <text:p>152.011563543342</text:p>
          </table:table-cell>
          <table:table-cell office:value-type="float" office:value="111.433230828286" calcext:value-type="float">
            <text:p>111.4332308282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8.jpg</text:p>
          </table:table-cell>
          <table:table-cell office:value-type="float" office:value="141.497005487147" calcext:value-type="float">
            <text:p>141.497005487147</text:p>
          </table:table-cell>
          <table:table-cell office:value-type="float" office:value="93.6719026837034" calcext:value-type="float">
            <text:p>93.67190268370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.jpg</text:p>
          </table:table-cell>
          <table:table-cell office:value-type="float" office:value="164.65431717172" calcext:value-type="float">
            <text:p>164.65431717172</text:p>
          </table:table-cell>
          <table:table-cell office:value-type="float" office:value="119.485775383606" calcext:value-type="float">
            <text:p>119.4857753836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59.jpg</text:p>
          </table:table-cell>
          <table:table-cell office:value-type="float" office:value="163.494647918794" calcext:value-type="float">
            <text:p>163.494647918794</text:p>
          </table:table-cell>
          <table:table-cell office:value-type="float" office:value="115.620190009124" calcext:value-type="float">
            <text:p>115.620190009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1.jpg</text:p>
          </table:table-cell>
          <table:table-cell office:value-type="float" office:value="134.975649154871" calcext:value-type="float">
            <text:p>134.975649154871</text:p>
          </table:table-cell>
          <table:table-cell office:value-type="float" office:value="105.123090849455" calcext:value-type="float">
            <text:p>105.1230908494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2.jpg</text:p>
          </table:table-cell>
          <table:table-cell office:value-type="float" office:value="164.821273974938" calcext:value-type="float">
            <text:p>164.821273974938</text:p>
          </table:table-cell>
          <table:table-cell office:value-type="float" office:value="130.140020080868" calcext:value-type="float">
            <text:p>130.140020080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0.jpg</text:p>
          </table:table-cell>
          <table:table-cell office:value-type="float" office:value="139.295356048681" calcext:value-type="float">
            <text:p>139.295356048681</text:p>
          </table:table-cell>
          <table:table-cell office:value-type="float" office:value="95.9587734915358" calcext:value-type="float">
            <text:p>95.9587734915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3.jpg</text:p>
          </table:table-cell>
          <table:table-cell office:value-type="float" office:value="160.7654448657" calcext:value-type="float">
            <text:p>160.7654448657</text:p>
          </table:table-cell>
          <table:table-cell office:value-type="float" office:value="110.615201302822" calcext:value-type="float">
            <text:p>110.615201302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4.jpg</text:p>
          </table:table-cell>
          <table:table-cell office:value-type="float" office:value="143.853882038509" calcext:value-type="float">
            <text:p>143.853882038509</text:p>
          </table:table-cell>
          <table:table-cell office:value-type="float" office:value="106.618778619175" calcext:value-type="float">
            <text:p>106.618778619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5.jpg</text:p>
          </table:table-cell>
          <table:table-cell office:value-type="float" office:value="155.534196342761" calcext:value-type="float">
            <text:p>155.534196342761</text:p>
          </table:table-cell>
          <table:table-cell office:value-type="float" office:value="118.423147425366" calcext:value-type="float">
            <text:p>118.423147425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6.jpg</text:p>
          </table:table-cell>
          <table:table-cell office:value-type="float" office:value="139.244654865457" calcext:value-type="float">
            <text:p>139.244654865457</text:p>
          </table:table-cell>
          <table:table-cell office:value-type="float" office:value="110.668046355007" calcext:value-type="float">
            <text:p>110.668046355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7.jpg</text:p>
          </table:table-cell>
          <table:table-cell office:value-type="float" office:value="133.737346260332" calcext:value-type="float">
            <text:p>133.737346260332</text:p>
          </table:table-cell>
          <table:table-cell office:value-type="float" office:value="97.2669959050499" calcext:value-type="float">
            <text:p>97.26699590504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8.jpg</text:p>
          </table:table-cell>
          <table:table-cell office:value-type="float" office:value="145.604978966652" calcext:value-type="float">
            <text:p>145.604978966652</text:p>
          </table:table-cell>
          <table:table-cell office:value-type="float" office:value="113.205144254251" calcext:value-type="float">
            <text:p>113.205144254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69.jpg</text:p>
          </table:table-cell>
          <table:table-cell office:value-type="float" office:value="129.403803619999" calcext:value-type="float">
            <text:p>129.403803619999</text:p>
          </table:table-cell>
          <table:table-cell office:value-type="float" office:value="92.525449277189" calcext:value-type="float">
            <text:p>92.5254492771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.jpg</text:p>
          </table:table-cell>
          <table:table-cell office:value-type="float" office:value="148.034974512194" calcext:value-type="float">
            <text:p>148.034974512194</text:p>
          </table:table-cell>
          <table:table-cell office:value-type="float" office:value="111.227101150568" calcext:value-type="float">
            <text:p>111.2271011505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0.jpg</text:p>
          </table:table-cell>
          <table:table-cell office:value-type="float" office:value="133.475582266388" calcext:value-type="float">
            <text:p>133.475582266388</text:p>
          </table:table-cell>
          <table:table-cell office:value-type="float" office:value="96.6494610965414" calcext:value-type="float">
            <text:p>96.6494610965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2.jpg</text:p>
          </table:table-cell>
          <table:table-cell office:value-type="float" office:value="141.318027090552" calcext:value-type="float">
            <text:p>141.318027090552</text:p>
          </table:table-cell>
          <table:table-cell office:value-type="float" office:value="95.495464044218" calcext:value-type="float">
            <text:p>95.495464044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1.jpg</text:p>
          </table:table-cell>
          <table:table-cell office:value-type="float" office:value="148.226531381011" calcext:value-type="float">
            <text:p>148.226531381011</text:p>
          </table:table-cell>
          <table:table-cell office:value-type="float" office:value="104.807173539088" calcext:value-type="float">
            <text:p>104.8071735390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3.jpg</text:p>
          </table:table-cell>
          <table:table-cell office:value-type="float" office:value="153.374906649746" calcext:value-type="float">
            <text:p>153.374906649746</text:p>
          </table:table-cell>
          <table:table-cell office:value-type="float" office:value="111.082326974392" calcext:value-type="float">
            <text:p>111.0823269743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4.jpg</text:p>
          </table:table-cell>
          <table:table-cell office:value-type="float" office:value="150.274266554183" calcext:value-type="float">
            <text:p>150.274266554183</text:p>
          </table:table-cell>
          <table:table-cell office:value-type="float" office:value="110.422650416728" calcext:value-type="float">
            <text:p>110.4226504167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6.jpg</text:p>
          </table:table-cell>
          <table:table-cell office:value-type="float" office:value="159.923250694308" calcext:value-type="float">
            <text:p>159.923250694308</text:p>
          </table:table-cell>
          <table:table-cell office:value-type="float" office:value="111.241871330623" calcext:value-type="float">
            <text:p>111.2418713306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5.jpg</text:p>
          </table:table-cell>
          <table:table-cell office:value-type="float" office:value="115.914049302684" calcext:value-type="float">
            <text:p>115.914049302684</text:p>
          </table:table-cell>
          <table:table-cell office:value-type="float" office:value="97.2971263733981" calcext:value-type="float">
            <text:p>97.29712637339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7.jpg</text:p>
          </table:table-cell>
          <table:table-cell office:value-type="float" office:value="150.008063571272" calcext:value-type="float">
            <text:p>150.008063571272</text:p>
          </table:table-cell>
          <table:table-cell office:value-type="float" office:value="100.674793354694" calcext:value-type="float">
            <text:p>100.6747933546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8.jpg</text:p>
          </table:table-cell>
          <table:table-cell office:value-type="float" office:value="91.2725182869101" calcext:value-type="float">
            <text:p>91.2725182869101</text:p>
          </table:table-cell>
          <table:table-cell office:value-type="float" office:value="79.2919620669257" calcext:value-type="float">
            <text:p>79.29196206692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.jpg</text:p>
          </table:table-cell>
          <table:table-cell office:value-type="float" office:value="131.362947791176" calcext:value-type="float">
            <text:p>131.362947791176</text:p>
          </table:table-cell>
          <table:table-cell office:value-type="float" office:value="102.904328272057" calcext:value-type="float">
            <text:p>102.9043282720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79.jpg</text:p>
          </table:table-cell>
          <table:table-cell office:value-type="float" office:value="153.214990754494" calcext:value-type="float">
            <text:p>153.214990754494</text:p>
          </table:table-cell>
          <table:table-cell office:value-type="float" office:value="125.137368031316" calcext:value-type="float">
            <text:p>125.1373680313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0.jpg</text:p>
          </table:table-cell>
          <table:table-cell office:value-type="float" office:value="156.071819896674" calcext:value-type="float">
            <text:p>156.071819896674</text:p>
          </table:table-cell>
          <table:table-cell office:value-type="float" office:value="114.483005885327" calcext:value-type="float">
            <text:p>114.483005885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1.jpg</text:p>
          </table:table-cell>
          <table:table-cell office:value-type="float" office:value="154.802297125228" calcext:value-type="float">
            <text:p>154.802297125228</text:p>
          </table:table-cell>
          <table:table-cell office:value-type="float" office:value="112.471145569104" calcext:value-type="float">
            <text:p>112.4711455691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2.jpg</text:p>
          </table:table-cell>
          <table:table-cell office:value-type="float" office:value="153.291516621143" calcext:value-type="float">
            <text:p>153.291516621143</text:p>
          </table:table-cell>
          <table:table-cell office:value-type="float" office:value="112.767101752135" calcext:value-type="float">
            <text:p>112.767101752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3.jpg</text:p>
          </table:table-cell>
          <table:table-cell office:value-type="float" office:value="124.581486929532" calcext:value-type="float">
            <text:p>124.581486929532</text:p>
          </table:table-cell>
          <table:table-cell office:value-type="float" office:value="97.2641725522325" calcext:value-type="float">
            <text:p>97.2641725522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4.jpg</text:p>
          </table:table-cell>
          <table:table-cell office:value-type="float" office:value="160.233777108097" calcext:value-type="float">
            <text:p>160.233777108097</text:p>
          </table:table-cell>
          <table:table-cell office:value-type="float" office:value="118.457149118347" calcext:value-type="float">
            <text:p>118.457149118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6.jpg</text:p>
          </table:table-cell>
          <table:table-cell office:value-type="float" office:value="155.245771201286" calcext:value-type="float">
            <text:p>155.245771201286</text:p>
          </table:table-cell>
          <table:table-cell office:value-type="float" office:value="114.81260454011" calcext:value-type="float">
            <text:p>114.81260454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7.jpg</text:p>
          </table:table-cell>
          <table:table-cell office:value-type="float" office:value="137.127584838802" calcext:value-type="float">
            <text:p>137.127584838802</text:p>
          </table:table-cell>
          <table:table-cell office:value-type="float" office:value="104.864683310966" calcext:value-type="float">
            <text:p>104.8646833109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5.jpg</text:p>
          </table:table-cell>
          <table:table-cell office:value-type="float" office:value="153.982804360499" calcext:value-type="float">
            <text:p>153.982804360499</text:p>
          </table:table-cell>
          <table:table-cell office:value-type="float" office:value="117.732818182209" calcext:value-type="float">
            <text:p>117.7328181822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8.jpg</text:p>
          </table:table-cell>
          <table:table-cell office:value-type="float" office:value="146.434303908608" calcext:value-type="float">
            <text:p>146.434303908608</text:p>
          </table:table-cell>
          <table:table-cell office:value-type="float" office:value="108.532038150784" calcext:value-type="float">
            <text:p>108.532038150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.jpg</text:p>
          </table:table-cell>
          <table:table-cell office:value-type="float" office:value="132.812637769505" calcext:value-type="float">
            <text:p>132.812637769505</text:p>
          </table:table-cell>
          <table:table-cell office:value-type="float" office:value="104.131386167118" calcext:value-type="float">
            <text:p>104.131386167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89.jpg</text:p>
          </table:table-cell>
          <table:table-cell office:value-type="float" office:value="159.16904595826" calcext:value-type="float">
            <text:p>159.16904595826</text:p>
          </table:table-cell>
          <table:table-cell office:value-type="float" office:value="108.789580579137" calcext:value-type="float">
            <text:p>108.789580579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1.jpg</text:p>
          </table:table-cell>
          <table:table-cell office:value-type="float" office:value="153.852066453063" calcext:value-type="float">
            <text:p>153.852066453063</text:p>
          </table:table-cell>
          <table:table-cell office:value-type="float" office:value="110.280737406131" calcext:value-type="float">
            <text:p>110.2807374061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0.jpg</text:p>
          </table:table-cell>
          <table:table-cell office:value-type="float" office:value="175.828083709432" calcext:value-type="float">
            <text:p>175.828083709432</text:p>
          </table:table-cell>
          <table:table-cell office:value-type="float" office:value="123.092481133008" calcext:value-type="float">
            <text:p>123.092481133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2.jpg</text:p>
          </table:table-cell>
          <table:table-cell office:value-type="float" office:value="130.60521758809" calcext:value-type="float">
            <text:p>130.60521758809</text:p>
          </table:table-cell>
          <table:table-cell office:value-type="float" office:value="95.4542120407862" calcext:value-type="float">
            <text:p>95.4542120407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3.jpg</text:p>
          </table:table-cell>
          <table:table-cell office:value-type="float" office:value="144.278617599835" calcext:value-type="float">
            <text:p>144.278617599835</text:p>
          </table:table-cell>
          <table:table-cell office:value-type="float" office:value="97.7430261953631" calcext:value-type="float">
            <text:p>97.7430261953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4.jpg</text:p>
          </table:table-cell>
          <table:table-cell office:value-type="float" office:value="143.41628956554" calcext:value-type="float">
            <text:p>143.41628956554</text:p>
          </table:table-cell>
          <table:table-cell office:value-type="float" office:value="105.342362753285" calcext:value-type="float">
            <text:p>105.3423627532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5.jpg</text:p>
          </table:table-cell>
          <table:table-cell office:value-type="float" office:value="140.722521366358" calcext:value-type="float">
            <text:p>140.722521366358</text:p>
          </table:table-cell>
          <table:table-cell office:value-type="float" office:value="93.9555195888722" calcext:value-type="float">
            <text:p>93.9555195888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6.jpg</text:p>
          </table:table-cell>
          <table:table-cell office:value-type="float" office:value="145.001574385865" calcext:value-type="float">
            <text:p>145.001574385865</text:p>
          </table:table-cell>
          <table:table-cell office:value-type="float" office:value="120.99782089642" calcext:value-type="float">
            <text:p>120.99782089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7.jpg</text:p>
          </table:table-cell>
          <table:table-cell office:value-type="float" office:value="140.026668595499" calcext:value-type="float">
            <text:p>140.026668595499</text:p>
          </table:table-cell>
          <table:table-cell office:value-type="float" office:value="107.880078547417" calcext:value-type="float">
            <text:p>107.880078547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8.jpg</text:p>
          </table:table-cell>
          <table:table-cell office:value-type="float" office:value="145.462374727326" calcext:value-type="float">
            <text:p>145.462374727326</text:p>
          </table:table-cell>
          <table:table-cell office:value-type="float" office:value="106.544784488747" calcext:value-type="float">
            <text:p>106.544784488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Anemia_train.99.jpg</text:p>
          </table:table-cell>
          <table:table-cell office:value-type="float" office:value="160.524598776528" calcext:value-type="float">
            <text:p>160.524598776528</text:p>
          </table:table-cell>
          <table:table-cell office:value-type="float" office:value="110.364028892387" calcext:value-type="float">
            <text:p>110.364028892387</text:p>
          </table:table-cell>
          <table:table-cell table:number-columns-repeated="1021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4-13T06:34:41</meta:creation-date>
    <dc:date>2024-04-13T12:15:40.068490079</dc:date>
    <meta:generator>LibreOffice/7.3.7.2$Linux_X86_64 LibreOffice_project/30$Build-2</meta:generator>
    <meta:editing-duration>PT10M11S</meta:editing-duration>
    <meta:editing-cycles>1</meta:editing-cycles>
    <meta:document-statistic meta:table-count="1" meta:cell-count="528" meta:object-count="0"/>
    <meta:user-defined meta:name="AppVersion">3.1</meta:user-defined>
  </office:meta>
</office:document-meta>
</file>